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 style:list-style-name="L2">
      <style:text-properties officeooo:rsid="000ce6bc" officeooo:paragraph-rsid="000ce6bc"/>
    </style:style>
    <style:style style:name="P3" style:family="paragraph" style:parent-style-name="Preformatted_20_Text" style:list-style-name="L3">
      <style:text-properties fo:font-size="10pt" officeooo:rsid="000ce6bc" officeooo:paragraph-rsid="000ce6bc" style:font-size-asian="10pt" style:font-size-complex="10pt"/>
    </style:style>
    <style:style style:name="P4" style:family="paragraph" style:parent-style-name="Preformatted_20_Text" style:list-style-name="L3">
      <style:text-properties fo:font-size="10pt" officeooo:rsid="000df003" officeooo:paragraph-rsid="000df003" style:font-size-asian="10pt" style:font-size-complex="10pt"/>
    </style:style>
    <style:style style:name="P5" style:family="paragraph" style:parent-style-name="Preformatted_20_Text" style:list-style-name="L2">
      <style:text-properties officeooo:rsid="000e1494" officeooo:paragraph-rsid="000e1494"/>
    </style:style>
    <style:style style:name="P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5pt" officeooo:rsid="001436f5" officeooo:paragraph-rsid="0016d26a" style:font-size-asian="15pt" style:font-size-complex="15pt"/>
    </style:style>
    <style:style style:name="P7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5pt" officeooo:rsid="001436f5" officeooo:paragraph-rsid="0019a6db" style:font-size-asian="15pt" style:font-size-complex="15pt"/>
    </style:style>
    <style:style style:name="P8" style:family="paragraph" style:parent-style-name="Preformatted_20_Text" style:list-style-name="L3">
      <style:paragraph-properties fo:margin-top="0in" fo:margin-bottom="0in" loext:contextual-spacing="false" fo:line-height="100%"/>
      <style:text-properties style:font-name="Liberation Mono" fo:font-size="10pt" officeooo:rsid="00171e16" officeooo:paragraph-rsid="00171e16" style:font-size-asian="10pt" style:font-size-complex="10pt"/>
    </style:style>
    <style:style style:name="P9" style:family="paragraph" style:parent-style-name="Preformatted_20_Text" style:list-style-name="L3">
      <style:paragraph-properties fo:margin-top="0in" fo:margin-bottom="0in" loext:contextual-spacing="false" fo:line-height="100%"/>
      <style:text-properties style:font-name="Liberation Mono" fo:font-size="10pt" officeooo:rsid="00175811" officeooo:paragraph-rsid="00175811" style:font-size-asian="10pt" style:font-size-complex="10pt"/>
    </style:style>
    <style:style style:name="P10" style:family="paragraph" style:parent-style-name="Preformatted_20_Text" style:list-style-name="L3">
      <style:paragraph-properties fo:margin-top="0in" fo:margin-bottom="0in" loext:contextual-spacing="false" fo:line-height="100%"/>
      <style:text-properties style:font-name="Liberation Mono" fo:font-size="10pt" officeooo:rsid="001761b6" officeooo:paragraph-rsid="001761b6" style:font-size-asian="10pt" style:font-size-complex="10pt"/>
    </style:style>
    <style:style style:name="P11" style:family="paragraph" style:parent-style-name="Preformatted_20_Text" style:list-style-name="L3">
      <style:paragraph-properties fo:margin-top="0in" fo:margin-bottom="0in" loext:contextual-spacing="false" fo:line-height="100%"/>
      <style:text-properties style:font-name="Liberation Mono" fo:font-size="10pt" officeooo:rsid="00176475" officeooo:paragraph-rsid="00176475" style:font-size-asian="10pt" style:font-size-complex="10pt"/>
    </style:style>
    <style:style style:name="P12" style:family="paragraph" style:parent-style-name="Preformatted_20_Text" style:list-style-name="L3">
      <style:paragraph-properties fo:margin-top="0in" fo:margin-bottom="0in" loext:contextual-spacing="false" fo:line-height="100%"/>
      <style:text-properties style:font-name="Liberation Mono" fo:font-size="10pt" officeooo:rsid="0019a6db" officeooo:paragraph-rsid="0019a6db" style:font-size-asian="10pt" style:font-size-complex="10pt"/>
    </style:style>
    <style:style style:name="P13" style:family="paragraph" style:parent-style-name="Text_20_body" style:list-style-name="L2">
      <style:text-properties style:font-name="Liberation Mono" fo:font-size="10pt" officeooo:paragraph-rsid="000e1494" style:font-size-asian="10pt" style:font-size-complex="10pt"/>
    </style:style>
    <style:style style:name="P14" style:family="paragraph" style:parent-style-name="Text_20_body" style:list-style-name="L2">
      <style:paragraph-properties fo:margin-top="0in" fo:margin-bottom="0in" loext:contextual-spacing="false" fo:line-height="100%"/>
      <style:text-properties style:font-name="Liberation Mono" fo:font-size="10pt" officeooo:rsid="000fb429" officeooo:paragraph-rsid="000fb429" style:font-size-asian="8.75pt" style:font-size-complex="10pt"/>
    </style:style>
    <style:style style:name="P15" style:family="paragraph" style:parent-style-name="Text_20_body" style:list-style-name="L2">
      <style:paragraph-properties fo:margin-top="0in" fo:margin-bottom="0in" loext:contextual-spacing="false" fo:line-height="100%"/>
      <style:text-properties style:font-name="Liberation Mono" fo:font-size="10pt" officeooo:rsid="001197cb" officeooo:paragraph-rsid="001197cb" style:font-size-asian="8.75pt" style:font-size-complex="10pt"/>
    </style:style>
    <style:style style:name="P16" style:family="paragraph" style:parent-style-name="Text_20_body" style:list-style-name="L2">
      <style:paragraph-properties fo:margin-top="0in" fo:margin-bottom="0in" loext:contextual-spacing="false" fo:line-height="100%"/>
      <style:text-properties style:font-name="Liberation Mono" fo:font-size="10pt" officeooo:rsid="00132ce7" officeooo:paragraph-rsid="00132ce7" style:font-size-asian="8.75pt" style:font-size-complex="10pt"/>
    </style:style>
    <style:style style:name="P17" style:family="paragraph" style:parent-style-name="Text_20_body" style:list-style-name="L2">
      <style:paragraph-properties fo:margin-top="0in" fo:margin-bottom="0in" loext:contextual-spacing="false" fo:line-height="100%"/>
      <style:text-properties style:font-name="Liberation Mono" fo:font-size="10pt" officeooo:rsid="0012b6b6" officeooo:paragraph-rsid="0012b6b6" style:font-size-asian="8.75pt" style:font-size-complex="10pt"/>
    </style:style>
    <style:style style:name="P18" style:family="paragraph" style:parent-style-name="Text_20_body" style:list-style-name="L2">
      <style:paragraph-properties fo:margin-top="0in" fo:margin-bottom="0in" loext:contextual-spacing="false" fo:line-height="100%"/>
      <style:text-properties style:font-name="Liberation Mono" fo:font-size="10pt" officeooo:rsid="001436f5" officeooo:paragraph-rsid="001436f5" style:font-size-asian="8.75pt" style:font-size-complex="10pt"/>
    </style:style>
    <style:style style:name="P1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1436f5" officeooo:paragraph-rsid="001436f5" style:font-size-asian="8.75pt" style:font-size-complex="10pt"/>
    </style:style>
    <style:style style:name="T1" style:family="text">
      <style:text-properties fo:font-variant="normal" fo:text-transform="none" fo:color="#0c3c26" fo:letter-spacing="normal" fo:font-style="normal" fo:font-weight="normal"/>
    </style:style>
    <style:style style:name="T2" style:family="text">
      <style:text-properties fo:font-variant="normal" fo:text-transform="none" fo:color="#0c3c26" fo:letter-spacing="normal" fo:font-style="normal" fo:font-weight="normal" officeooo:rsid="000e1494"/>
    </style:style>
    <style:style style:name="T3" style:family="text">
      <style:text-properties fo:font-variant="normal" fo:text-transform="none" fo:color="#0c3c26" fo:letter-spacing="normal" fo:font-style="normal" fo:font-weight="normal" officeooo:rsid="0016d26a"/>
    </style:style>
    <style:style style:name="T4" style:family="text">
      <style:text-properties fo:font-variant="normal" fo:text-transform="none" fo:color="#0c3c26" fo:letter-spacing="normal" fo:font-style="normal" fo:font-weight="normal" officeooo:rsid="0019a6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/20/20</text:p>
      <text:list xml:id="list4211443258" text:style-name="L3">
        <text:list-item>
          <text:p text:style-name="P3">Docker-compose run &lt;name of whatever here&gt; sh -c</text:p>
          <text:list>
            <text:list-item>
              <text:p text:style-name="P3">sh is a shell script</text:p>
            </text:list-item>
            <text:list-item>
              <text:p text:style-name="P3">-c is a command</text:p>
            </text:list-item>
            <text:list-item>
              <text:p text:style-name="P3">all of this is running in a linux “container”</text:p>
            </text:list-item>
            <text:list-item>
              <text:p text:style-name="P4">technically you do not need sh -c, but it makes the commands very clear</text:p>
            </text:list-item>
          </text:list>
        </text:list-item>
      </text:list>
      <text:list xml:id="list2064268348" text:style-name="L2">
        <text:list-item>
          <text:p text:style-name="P2">Starting a Django project</text:p>
          <text:list>
            <text:list-item>
              <text:p text:style-name="P2">check version of django-admin</text:p>
            </text:list-item>
            <text:list-item>
              <text:p text:style-name="P5">run the django-admin startproject command</text:p>
              <text:list>
                <text:list-item>
                  <text:p text:style-name="P5">give the name of the project and location of project with that command</text:p>
                </text:list-item>
                <text:list-item>
                  <text:p text:style-name="P13"><text:span text:style-name="T2">Creates a Django project directory structure for the given project name in the current directory or the given destination. By default, the new directory contains manage.py and a project package (containing a settings.py and other files).</text:span></text:p>
                </text:list-item>
              </text:list>
            </text:list-item>
          </text:list>
        </text:list-item>
        <text:list-item>
          <text:p text:style-name="P14"><text:span text:style-name="T1">Unit tests with Django</text:span></text:p>
          <text:list>
            <text:list-item>
              <text:p text:style-name="P15"><text:span text:style-name="T1">Django unittest framework looks for any files beginning with test and uses the files as tests when running test command.</text:span></text:p>
            </text:list-item>
            <text:list-item>
              <text:p text:style-name="P16"><text:span text:style-name="T1">test functions all must begin with test as well</text:span></text:p>
            </text:list-item>
            <text:list-item>
              <text:p text:style-name="P17"><text:span text:style-name="T1">Django’s unit tests use a python standard library module called unittest</text:span></text:p>
            </text:list-item>
            <text:list-item>
              <text:p text:style-name="P18"><text:span text:style-name="T1">manage.py test executes your tests</text:span></text:p>
            </text:list-item>
          </text:list>
        </text:list-item>
      </text:list>
      <text:p text:style-name="P19"><text:span text:style-name="T1"/></text:p>
      <text:p text:style-name="P19"><text:span text:style-name="T1"/></text:p>
      <text:p text:style-name="P6"><text:span text:style-name="T1">5/2</text:span><text:span text:style-name="T3">5</text:span><text:span text:style-name="T1">/20</text:span></text:p>
      <text:list xml:id="list150706902014077" text:continue-list="list4211443258" text:style-name="L3">
        <text:list-item>
          <text:p text:style-name="P8">Core app shares everything in the app.</text:p>
          <text:list>
            <text:list-item>
              <text:p text:style-name="P8">Holds migrations, settings, etc</text:p>
            </text:list-item>
          </text:list>
        </text:list-item>
        <text:list-item>
          <text:p text:style-name="P9">startapp</text:p>
          <text:list>
            <text:list-item>
              <text:p text:style-name="P9">creates a django app directory structure for a given app name in the current directory or provided destination</text:p>
            </text:list-item>
          </text:list>
        </text:list-item>
        <text:list-item>
          <text:p text:style-name="P10">Apps</text:p>
          <text:list>
            <text:list-item>
              <text:p text:style-name="P10">django maintains a list of installed apps. The list stores configuration and provides introspection</text:p>
            </text:list-item>
            <text:list-item>
              <text:p text:style-name="P10">an application in django is a python package that provides a set of features</text:p>
            </text:list-item>
            <text:list-item>
              <text:p text:style-name="P10">Applications generally include some combination of models, views, templates, urls, middleware, etc. They are wired into INSTALLED_APPS setting</text:p>
            </text:list-item>
            <text:list-item>
              <text:p text:style-name="P11">to configure an application subclass AppConfig, and put the dotted path to that class in INSTALLED_APPS</text:p>
            </text:list-item>
          </text:list>
        </text:list-item>
      </text:list>
      <text:p text:style-name="P7"><text:span text:style-name="T1">5/2</text:span><text:span text:style-name="T4">6</text:span><text:span text:style-name="T1">/20</text:span></text:p>
      <text:list xml:id="list150706299282683" text:continue-numbering="true" text:style-name="L3">
        <text:list-item>
          <text:p text:style-name="P12">Custom Us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5T15:07:01.791133184</dc:date>
    <meta:editing-duration>P4DT23H16M9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28" meta:word-count="274" meta:character-count="1564" meta:non-whitespace-character-count="1343"/>
  </office:meta>
</office:document-meta>
</file>